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@D:Los proyectos estrella del VI CUSL</text:p>
      <text:p text:style-name="Standard"/>
      <text:p text:style-name="Standard">@T:VI Concurso de Software Libre</text:p>
      <text:p text:style-name="Standard"/>
      <text:p text:style-name="Standard">@V:Presentamos algunos de los proyectos estrella que se vieron y fueron premiados en el V Concurso Nacional de Software Libre, cuya final se celebró los días 12 y 13 de mayo en Granada.</text:p>
      <text:p text:style-name="Standard"/>
      <text:p text:style-name="Standard"><text:bookmark-start text:name="h.gejtq2ri48c1"/>@<text:bookmark-end text:name="h.gejtq2ri48c1"/>ZT:PUPILS</text:p>
      <text:p text:style-name="Standard"/>
      <text:p text:style-name="Standard">@L:Facilitando el aprendizaje y las TIC 2.0 a los niños/as.</text:p>
      <text:p text:style-name="Standard">PUPILS es una plataforma educativa que se orienta a facilitar el aprendizaje en los pequeños de la casa acercándoles y enseñándoles todo lo que puede serles útil en un futuro además de ser un gestor de actividades, principalmente de Campus Infantiles de Software Libre.</text:p>
      <text:p text:style-name="Standard"/>
      <text:p text:style-name="Standard">La aplicación se compone de una interfaz para los niños/as, otra para los padres de ellos para que así puedan controlar todo el trabajo que realizan y otra interfaz para los monitores ayudándoles en su trabajo diario con los pequeños. Además que se crea una pequeña red social entre todos estos para comunicarse y socializarse todo el que esté inmerso en ella.</text:p>
      <text:p text:style-name="Standard"/>
      <text:p text:style-name="Standard"><text:bookmark-start text:name="h.z83rk6f7nwjo"/>&lt;<text:bookmark-end text:name="h.z83rk6f7nwjo"/>B&gt;Cómo nace&lt;B&gt;</text:p>
      <text:p text:style-name="Standard">El año 2011, uno de los principales miembros de este proyecto, Serafín Vélez le comenta a Fco. Javier Lucena (ambos compañeros y técnicos de la Oficina de Software Libre de la Universidad de Granada) la idea de hacer una aplicación orientada para los niños y después de ponerse de acuerdo ambos miembros pensaron en presentarse al Concurso Universitario de Software Libre con esta idea.</text:p>
      <text:p text:style-name="Standard"/>
      <text:p text:style-name="Standard">&lt;B&gt;Comunitario&lt;B&gt;</text:p>
      <text:p text:style-name="Standard">Ahora es un pequeño equipo el que lleva adelante el proyecto pero desde su creación como idea ha estado abierto a todo tipo de colaboración, y ha tenido el beneficio de una empresa Granadina (codeKo) mediante un patrocinio.</text:p>
      <text:p text:style-name="Standard"/>
      <text:p text:style-name="Standard">Esta comunidad que se ha creado es multidisciplinar ya que se compone aparte de los Ingenieros Informáticos, de Ingenieros de Telecomunicaciones, un par de Artistas y Diseñadores terminando con los Traductores para que así el proyecto se pueda internacionalizar todo lo que se pueda y que llegue lo más lejos posible.</text:p>
      <text:p text:style-name="Standard"/>
      <text:p text:style-name="Standard"><text:bookmark-start text:name="h.2s08ymdaemy3"/>&lt;<text:bookmark-end text:name="h.2s08ymdaemy3"/>B&gt;Implementación&lt;B&gt;</text:p>
      <text:p text:style-name="Standard">Es una aplicación web y como se ha comentado en la descripción se compone de varias interfaces, la de los niños y niñas que son los principales usuarios de la aplicación mediante la cual realizan las actividades que indican los monitores y que están propuestas, otra interfaz que es la que gestionan los padres para poder ver el progreso y los trabajos de sus pequeños y la tercera interfaz orientada a los monitores para que diseñen todo lo que puedan aprender los niños. Además de una interfaz para los administradores de la aplicación y así desarrollar la aplicación web que corre mediante Django.</text:p>
      <text:p text:style-name="Standard"/>
      <text:p text:style-name="Standard"><text:soft-page-break/>&lt;B&gt;Su Futuro&lt;B&gt;</text:p>
      <text:p text:style-name="Standard">El proyecto por ahora lleva un ritmo tranquilo pero con buenos pasos, abierto a toda ayuda externa (ponte en contacto en info@pupils.es) y que pretende que se pueda orientar a todo tipo de actividad en la que los principales usuarios sean los pequeños de la casa y ayudarles en su aprendizaje diario para formarlos e inculcarles buenos valores.</text:p>
      <text:p text:style-name="Standard"/>
      <text:p text:style-name="Standard"/>
      <text:p text:style-name="Standard">&lt;B&gt;Autores:&lt;B&gt;</text:p>
      <text:p text:style-name="Standard"/>
      <text:p text:style-name="Standard">Fco. Javier Lucena Lucena</text:p>
      <text:p text:style-name="Standard">Serafín Vélez Barrera</text:p>
      <text:p text:style-name="Standard"/>
      <text:p text:style-name="Standard">@IT:Recursos</text:p>
      <text:p text:style-name="Standard">@IL: [1] Web oficial: &lt;U&gt;http://pupils.es&lt;U&gt;</text:p>
      <text:p text:style-name="Standard"/>
      <text:p text:style-name="Standard">[2] Comunidad: &lt;U&gt;http://pupils.es/colaboradores&lt;U&gt;</text:p>
      <text:p text:style-name="Standard"/>
      <text:p text:style-name="Standard">[3] Applicación: &lt;U&gt;http://app.pupils.es&lt;U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/>
    <meta:initial-creator/>
    <meta:editing-cycles>21</meta:editing-cycles>
    <dc:date>2012-04-04T20:45:25</dc:date>
    <meta:editing-duration>PT6H35M27S</meta:editing-duration>
    <dc:creator>Serafín Barrera</dc:creator>
    <meta:document-statistic meta:table-count="0" meta:image-count="0" meta:object-count="0" meta:page-count="2" meta:paragraph-count="23" meta:word-count="501" meta:character-count="3099" meta:non-whitespace-character-count="2621"/>
  </office:meta>
</office:document-meta>
</file>